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3"/>
          <table:table-cell table:style-name="ce2"/>
          <table:table-cell table:number-columns-repeated="2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3"/>
          <table:table-cell table:style-name="ce2"/>
          <table:table-cell table:number-columns-repeated="2"/>
          <table:table-cell table:style-name="ce2" office:value-type="string">
            <text:p>40 Lines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9.538">
            <text:p>99.538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gmypmfqa">https://www.geogebra.org/geometry/gmypmfqa</text:a>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99.596">
            <text:p>99.596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s5d6kgfs">https://www.geogebra.org/geometry/s5d6kgfs</text:a></text:p>
          </table:table-cell>
          <table:table-cell/>
          <table:table-cell table:style-name="ce1" office:value-type="string">
            <text:p>Extended Ruleset</text:p>
          </table:table-cell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9.607">
            <text:p>99.607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ryhqksry">https://www.geogebra.org/geometry/ryhqksry</text:a></text:p>
          </table:table-cell>
          <table:table-cell/>
          <table:table-cell table:style-name="ce2" office:value-type="string">
            <text:p>49 Circles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9.65">
            <text:p>99.65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t5bqfckt">https://www.geogebra.org/geometry/t5bqfckt</text:a></text:p>
          </table:table-cell>
          <table:table-cell/>
          <table:table-cell table:style-name="ce2" office:value-type="string">
            <text:p>80 Lines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9.786">
            <text:p>99.786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ju6jb78y">https://www.geogebra.org/geometry/ju6jb78y</text:a>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9.802">
            <text:p>99.802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hsybvnu5">https://www.geogebra.org/geometry/hsybvnu5</text:a></text:p>
          </table:table-cell>
          <table:table-cell/>
          <table:table-cell table:style-name="ce1" office:value-type="string">
            <text:p>Key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9.806">
            <text:p>99.806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rhqcddpf">https://www.geogebra.org/geometry/rhqcddpf</text:a></text:p>
          </table:table-cell>
          <table:table-cell/>
          <table:table-cell table:style-name="ce2" office:value-type="string">
            <text:p>~ = Contested</text:p>
          </table:table-cell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99.873">
            <text:p>99.873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rcjzsffq">https://www.geogebra.org/geometry/rcjzsffq</text:a></text:p>
          </table:table-cell>
          <table:table-cell/>
          <table:table-cell table:style-name="ce2" office:value-type="string">
            <text:p>@ = Too Simple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9.9343">
            <text:p>99.9343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kycjvbnh">https://www.geogebra.org/geometry/kycjvbnh</text:a></text:p>
          </table:table-cell>
          <table:table-cell/>
          <table:table-cell table:style-name="ce2" office:value-type="string">
            <text:p>µ = Micro Scale Edits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9.9347">
            <text:p>99.9347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g7rntemb">https://www.geogebra.org/geometry/g7rntemb</text:a></text:p>
          </table:table-cell>
          <table:table-cell table:number-columns-repeated="2"/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9.971">
            <text:p>99.971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nk5h7gqf">https://www.geogebra.org/geometry/nk5h7gqf</text:a></text:p>
          </table:table-cell>
          <table:table-cell/>
          <table:table-cell table:style-name="ce1" office:value-type="string">
            <text:p>Verification</text:p>
          </table:table-cell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9.9986">
            <text:p>99.9986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yrtbagqh">https://www.geogebra.org/geometry/yrtbagqh</text:a></text:p>
          </table:table-cell>
          <table:table-cell/>
          <table:table-cell table:style-name="ce8" office:value-type="string">
            <text:p>Unverified</text:p>
          </table:table-cell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9.9987">
            <text:p>99.9987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nygms4nr">https://www.geogebra.org/geometry/nygms4nr</text:a></text:p>
          </table:table-cell>
          <table:table-cell/>
          <table:table-cell table:style-name="ce7" office:value-type="string">
            <text:p>Verified</text:p>
          </table:table-cell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8" office:value-type="string">
            <text:p>Unverified</text:p>
          </table:table-cell>
          <table:table-cell table:style-name="ce1"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9.999">
            <text:p>99.999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m6btgcyj">https://www.geogebra.org/geometry/m6btgcyj</text:a></text:p>
          </table:table-cell>
          <table:table-cell/>
          <table:table-cell table:style-name="ce1" office:value-type="string">
            <text:p>Min/Max</text:p>
          </table:table-cell>
        </table:table-row>
        <table:table-row table:style-name="ro2">
          <table:table-cell office:value-type="string">
            <text:p>Adam Adamandy Kochanski</text:p>
          </table:table-cell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9.998">
            <text:p>99.998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hhjyc93h">https://www.geogebra.org/geometry/hhjyc93h</text:a></text:p>
          </table:table-cell>
          <table:table-cell/>
          <table:table-cell table:style-name="ce2" office:value-type="string">
            <text:p>95% Minimum</text:p>
          </table:table-cell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9.9875">
            <text:p>99.9875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cbmncq7h">https://www.geogebra.org/geometry/cbmncq7h</text:a></text:p>
          </table:table-cell>
          <table:table-cell/>
          <table:table-cell table:style-name="ce11" office:value-type="string">
            <text:p>100%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9.9874">
            <text:p>99.9874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scvxwyva">https://www.geogebra.org/geometry/scvxwyva</text:a>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9.812">
            <text:p>99.812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zczfbfzp">https://www.geogebra.org/geometry/zczfbfzp</text:a></text:p>
          </table:table-cell>
          <table:table-cell/>
          <table:table-cell table:style-name="ce1" office:value-type="string">
            <text:p>Counting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9.809">
            <text:p>99.809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hhks3r3z">https://www.geogebra.org/geometry/hhks3r3z</text:a></text:p>
          </table:table-cell>
          <table:table-cell/>
          <table:table-cell table:style-name="ce2" office:value-type="string">
            <text:p>Circles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9.443">
            <text:p>99.443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at9txh3h">https://www.geogebra.org/geometry/at9txh3h</text:a></text:p>
          </table:table-cell>
          <table:table-cell/>
          <table:table-cell table:style-name="ce11" office:value-type="string">
            <text:p>Lines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8.165">
            <text:p>98.165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tzdubzms">https://www.geogebra.org/geometry/tzdubzms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2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2"/>
          <table:table-cell table:style-name="ce2" office:value-type="string">
            <text:p>Square Lines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9">09/11/2025</text:date>, <text:time>06:5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9T06:55:31.74</dc:date>
    <meta:editing-duration>PT3H51M4S</meta:editing-duration>
    <meta:editing-cycles>74</meta:editing-cycles>
    <meta:generator>OpenOffice/4.1.14$Win32 OpenOffice.org_project/4114m1$Build-9811</meta:generator>
    <meta:document-statistic meta:table-count="3" meta:cell-count="247" meta:object-count="0"/>
  </office:meta>
</office:document-meta>
</file>